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style:text-underline-style="none"/>
    </style:style>
    <style:style style:name="P5" style:family="paragraph" style:parent-style-name="Standard">
      <style:paragraph-properties fo:text-align="center" style:justify-single-word="false"/>
      <style:text-properties style:text-underline-style="none"/>
    </style:style>
    <style:style style:name="P6" style:family="paragraph" style:parent-style-name="Standard">
      <style:paragraph-properties fo:text-align="start" style:justify-single-word="false"/>
      <style:text-properties style:text-underline-style="none" fo:font-weight="bold" style:font-weight-asian="bold" style:font-weight-complex="bold"/>
    </style:style>
    <style:style style:name="P7" style:family="paragraph" style:parent-style-name="Standard">
      <style:paragraph-properties fo:text-align="start" style:justify-single-word="false"/>
      <style:text-properties style:text-underline-style="none" fo:font-weight="normal" style:font-weight-asian="normal" style:font-weight-complex="normal"/>
    </style:style>
    <style:style style:name="P8" style:family="paragraph" style:parent-style-name="Standard">
      <style:paragraph-properties fo:text-align="end" style:justify-single-word="false"/>
      <style:text-properties style:text-underline-style="none"/>
    </style:style>
    <style:style style:name="P9" style:family="paragraph" style:parent-style-name="Standard">
      <style:paragraph-properties fo:text-align="start" style:justify-single-word="false"/>
      <style:text-properties style:text-underline-style="solid" style:text-underline-width="auto" style:text-underline-color="font-color"/>
    </style:style>
    <style:style style:name="P10" style:family="paragraph" style:parent-style-name="Standard">
      <style:paragraph-properties fo:text-align="center" style:justify-single-word="false"/>
      <style:text-properties style:text-underline-style="solid" style:text-underline-width="auto" style:text-underline-color="font-color"/>
    </style:style>
    <style:style style:name="P11"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12" style:family="paragraph" style:parent-style-name="Standard">
      <style:paragraph-properties fo:text-align="end" style:justify-single-word="false"/>
      <style:text-properties style:text-underline-style="solid" style:text-underline-width="auto" style:text-underline-color="font-color"/>
    </style:style>
    <style:style style:name="P13" style:family="paragraph" style:parent-style-name="Standard">
      <style:paragraph-properties fo:text-align="start" style:justify-single-word="false"/>
      <style:text-properties fo:font-style="normal" style:font-style-asian="normal" style:font-style-complex="normal"/>
    </style:style>
    <style:style style:name="P14" style:family="paragraph" style:parent-style-name="Standard">
      <style:paragraph-properties fo:text-align="start" style:justify-single-word="false"/>
      <style:text-properties fo:font-style="normal" style:text-underline-style="none" style:font-style-asian="normal" style:font-style-complex="normal"/>
    </style:style>
    <style:style style:name="P15" style:family="paragraph" style:parent-style-name="Standard">
      <style:paragraph-properties fo:text-align="center" style:justify-single-word="false"/>
      <style:text-properties fo:font-style="normal" style:text-underline-style="none" style:font-style-asian="normal" style:font-style-complex="normal"/>
    </style:style>
    <style:style style:name="P16" style:family="paragraph" style:parent-style-name="Standard">
      <style:paragraph-properties fo:text-align="end" style:justify-single-word="false"/>
      <style:text-properties fo:font-style="normal" style:text-underline-style="solid" style:text-underline-width="auto" style:text-underline-color="font-color" style:font-style-asian="normal" style:font-style-complex="normal"/>
    </style:style>
    <style:style style:name="P17" style:family="paragraph" style:parent-style-name="Standard">
      <style:paragraph-properties fo:text-align="start" style:justify-single-word="false"/>
      <style:text-properties style:font-name="Times New Roman" style:text-underline-style="none"/>
    </style:style>
    <style:style style:name="P18" style:family="paragraph" style:parent-style-name="Standard">
      <style:paragraph-properties fo:text-align="start" style:justify-single-word="false"/>
      <style:text-properties style:font-name="Times New Roman" fo:font-style="italic" style:text-underline-style="none" style:font-style-asian="italic" style:font-style-complex="italic"/>
    </style:style>
    <style:style style:name="P19" style:family="paragraph" style:parent-style-name="Standard">
      <style:paragraph-properties fo:text-align="start" style:justify-single-word="false"/>
      <style:text-properties style:font-name="Times New Roman" fo:font-style="normal" style:text-underline-style="none" style:font-style-asian="normal" style:font-style-complex="normal"/>
    </style:style>
    <style:style style:name="P20" style:family="paragraph" style:parent-style-name="Standard">
      <style:paragraph-properties fo:text-align="center" style:justify-single-word="false"/>
      <style:text-properties style:font-name="Times New Roman" fo:font-style="normal" style:text-underline-style="none" style:font-style-asian="normal" style:font-style-complex="normal"/>
    </style:style>
    <style:style style:name="P21" style:family="paragraph" style:parent-style-name="Standard">
      <style:paragraph-properties fo:text-align="start" style:justify-single-word="false"/>
      <style:text-properties style:font-name="Times New Roman" fo:font-style="normal" style:text-underline-style="solid" style:text-underline-width="auto" style:text-underline-color="font-color" style:font-style-asian="normal" style:font-style-complex="normal"/>
    </style:style>
    <style:style style:name="P22" style:family="paragraph" style:parent-style-name="Standard">
      <style:paragraph-properties fo:text-align="start" style:justify-single-word="false"/>
      <style:text-properties style:font-name="Times New Roman1" style:text-underline-style="none"/>
    </style:style>
    <style:style style:name="P23" style:family="paragraph" style:parent-style-name="Standard">
      <style:paragraph-properties fo:text-align="center" style:justify-single-word="false"/>
      <style:text-properties style:font-name="Times New Roman1" style:text-underline-style="none"/>
    </style:style>
    <style:style style:name="P24" style:family="paragraph" style:parent-style-name="Standard">
      <style:paragraph-properties fo:text-align="start" style:justify-single-word="false"/>
      <style:text-properties style:font-name="Times New Roman1" style:text-underline-style="solid" style:text-underline-width="auto" style:text-underline-color="font-color"/>
    </style:style>
    <style:style style:name="P25" style:family="paragraph" style:parent-style-name="Footnote">
      <style:text-properties fo:font-style="italic" style:font-style-asian="italic" style:font-style-complex="italic"/>
    </style:style>
    <style:style style:name="P26" style:family="paragraph" style:parent-style-name="Footnote">
      <style:text-properties style:text-underline-style="solid" style:text-underline-width="auto" style:text-underline-color="font-color"/>
    </style:style>
    <style:style style:name="P27" style:family="paragraph" style:parent-style-name="Standard">
      <style:paragraph-properties fo:text-align="center" style:justify-single-word="false" fo:padding="0.074cm" fo:border-left="none" fo:border-right="none" fo:border-top="none" fo:border-bottom="0.002cm solid #000000" style:join-border="false"/>
    </style:style>
    <style:style style:name="P28" style:family="paragraph" style:parent-style-name="Standard">
      <style:paragraph-properties fo:margin-top="0.101cm" fo:margin-bottom="0cm" fo:text-align="start" style:justify-single-word="false"/>
      <style:text-properties style:font-name="Times New Roman" style:text-underline-style="none"/>
    </style:style>
    <style:style style:name="P29" style:family="paragraph" style:parent-style-name="Standard" style:list-style-name="L1">
      <style:paragraph-properties fo:text-align="start" style:justify-single-word="false"/>
    </style:style>
    <style:style style:name="P30" style:family="paragraph" style:parent-style-name="Standard" style:list-style-name="L2">
      <style:paragraph-properties fo:text-align="start" style:justify-single-word="false"/>
      <style:text-properties fo:font-style="normal" style:text-underline-style="none" style:font-style-asian="normal" style:font-style-complex="normal"/>
    </style:style>
    <style:style style:name="P31" style:family="paragraph" style:parent-style-name="Standard" style:list-style-name="L3">
      <style:paragraph-properties fo:text-align="start" style:justify-single-word="false"/>
      <style:text-properties fo:font-style="normal" style:text-underline-style="none" style:font-style-asian="normal" style:font-style-complex="normal"/>
    </style:style>
    <style:style style:name="P32" style:family="paragraph" style:parent-style-name="Standard">
      <style:paragraph-properties fo:text-align="start" style:justify-single-word="false"/>
      <style:text-properties style:text-underline-style="none"/>
    </style:style>
    <style:style style:name="P33" style:family="paragraph" style:parent-style-name="Standard" style:list-style-name="L4">
      <style:paragraph-properties fo:text-align="start" style:justify-single-word="false"/>
      <style:text-properties style:text-underline-style="none"/>
    </style:style>
    <style:style style:name="P34" style:family="paragraph" style:parent-style-name="Standard" style:list-style-name="L5">
      <style:paragraph-properties fo:text-align="start" style:justify-single-word="false"/>
      <style:text-properties style:text-underline-style="none"/>
    </style:style>
    <style:style style:name="P35" style:family="paragraph" style:parent-style-name="Standard" style:list-style-name="L6">
      <style:paragraph-properties fo:text-align="start" style:justify-single-word="false"/>
      <style:text-properties style:text-underline-style="none"/>
    </style:style>
    <style:style style:name="P36" style:family="paragraph" style:parent-style-name="Standard" style:list-style-name="L7">
      <style:paragraph-properties fo:text-align="start" style:justify-single-word="false"/>
      <style:text-properties style:text-underline-style="none"/>
    </style:style>
    <style:style style:name="P37" style:family="paragraph" style:parent-style-name="Standard">
      <style:paragraph-properties fo:text-align="center" style:justify-single-word="false"/>
      <style:text-properties style:text-underline-style="none"/>
    </style:style>
    <style:style style:name="P38" style:family="paragraph" style:parent-style-name="Standard">
      <style:text-properties style:text-underline-style="solid" style:text-underline-width="auto" style:text-underline-color="font-color"/>
    </style:style>
    <style:style style:name="P39" style:family="paragraph" style:parent-style-name="Footnote">
      <style:paragraph-properties fo:margin-left="0cm" fo:margin-right="0cm" fo:text-indent="0cm" style:auto-text-indent="false"/>
    </style:style>
    <style:style style:name="T1" style:family="text">
      <style:text-properties fo:font-style="normal" style:font-style-asian="normal" style:font-style-complex="normal"/>
    </style:style>
    <style:style style:name="T2" style:family="text">
      <style:text-properties fo:font-style="normal" style:text-underline-style="solid" style:text-underline-width="auto" style:text-underline-color="font-color"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font-name="Times New Roman1"/>
    </style:style>
    <style:style style:name="T7" style:family="text">
      <style:text-properties style:font-name="Times New Roman1" style:text-underline-style="none"/>
    </style:style>
    <style:style style:name="T8" style:family="text">
      <style:text-properties style:font-name="Times New Roman1" style:text-underline-style="solid" style:text-underline-width="auto" style:text-underline-color="font-color"/>
    </style:style>
    <style:style style:name="T9" style:family="text">
      <style:text-properties style:font-name="Times New Roman"/>
    </style:style>
    <style:style style:name="T10" style:family="text">
      <style:text-properties style:font-name="Times New Roman" style:text-underline-style="none"/>
    </style:style>
    <style:style style:name="T11" style:family="text">
      <style:text-properties style:font-name="Times New Roman" fo:font-style="italic" style:text-underline-style="none" style:font-style-asian="italic" style:font-style-complex="italic"/>
    </style:style>
    <style:style style:name="T12" style:family="text">
      <style:text-properties style:font-name="Times New Roman" style:text-underline-style="solid" style:text-underline-width="auto" style:text-underline-color="font-color"/>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9"/>
      <text:p text:style-name="P9"/>
      <text:p text:style-name="P5">« Je viens du néant , je viens des hommes , je viens des femmes. Je suis tout ce qui constitue vos mythes et dont vous parlez tant. »</text:p>
      <text:p text:style-name="P5">Moi-même, Aujourd'hui.</text:p>
      <text:p text:style-name="P9"/>
      <text:p text:style-name="P9"/>
      <text:p text:style-name="P10">Dialogues</text:p>
      <text:p text:style-name="P10"/>
      <text:p text:style-name="P10"/>
      <text:p text:style-name="P10"/>
      <text:p text:style-name="P4">(Au sujet de ce livre)</text:p>
      <text:p text:style-name="P4"/>
      <text:p text:style-name="P4">*Il y aura des suicides.</text:p>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4">(Au sujet de moi-même lorsque je haïssais la réalité humain et fâché d'apprendre que j'y revis en parallèle.)</text:p>
      <text:p text:style-name="P4"/>
      <text:p text:style-name="P4">- Et si je me suicide ?</text:p>
      <text:p text:style-name="P4"/>
      <text:p text:style-name="P4">( Sous-entendu qu'ainsi je mettrais fin à mon autre vie , étant liées,)</text:p>
      <text:p text:style-name="P4"/>
      <text:p text:style-name="P4">*Vous ne vous suiciderez pas.</text:p>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4">(Enfant, triste)</text:p>
      <text:p text:style-name="P4"/>
      <text:p text:style-name="P4">- Laisse-moi créer.</text:p>
      <text:p text:style-name="P4"/>
      <text:p text:style-name="P4">*à mots perdus* :</text:p>
      <text:p text:style-name="P4">Il ne faut pas / Tu le regrettera / Le monde à atteins son équilibre.</text:p>
      <text:p text:style-name="P4"/>
      <text:p text:style-name="P4">- Je t'en supplie. Ils se nourriront de mon sang.</text:p>
      <text:p text:style-name="P4"/>
      <text:p text:style-name="P4">( Et ainsi les moustiques, désolé pour ça. Je n'étais qu'un enfant.)</text:p>
      <text:p text:style-name="P9"/>
      <text:p text:style-name="P9"/>
      <text:p text:style-name="P9"/>
      <text:p text:style-name="P9"><text:soft-page-break/></text:p>
      <text:p text:style-name="P9"/>
      <text:p text:style-name="P9"/>
      <text:p text:style-name="P9"/>
      <text:p text:style-name="P9"/>
      <text:p text:style-name="P9"/>
      <text:p text:style-name="P4">(Avec l'Autre en colère, mais je ne sais pas pourquoi exactement. )</text:p>
      <text:p text:style-name="P4"/>
      <text:p text:style-name="P4">*Pour cela vous serez 40 ans en prison.</text:p>
      <text:p text:style-name="P9"/>
      <text:p text:style-name="P4">( Moi heureux et les remerciant , à leur grand étonnement , 40 années de prison signifiant 40 années de vie. )</text:p>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4">(Hors du temps)</text:p>
      <text:p text:style-name="P4"/>
      <text:p text:style-name="P4">*C'est impossible mon enfant.</text:p>
      <text:p text:style-name="P4"/>
      <text:p text:style-name="P4">- Et si je bouge très très vite ?</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Hors du temps et concernant le temps.)</text:p>
      <text:p text:style-name="P4"/>
      <text:p text:style-name="P4">*C'est impossible car il en faudrait deux.</text:p>
      <text:p text:style-name="P4"/>
      <text:p text:style-name="P4">( le double« S » pour faire l'infini. )</text:p>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à propos de ce présent)</text:p>
      <text:p text:style-name="P4"/>
      <text:p text:style-name="P4">*(Triste) Quand il y en a trois il y en aura à l'infini.</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à propos de l'état du monde, de ce présent)</text:p>
      <text:p text:style-name="P4"/>
      <text:p text:style-name="P4">*Il n'y a rien à faire.</text:p>
      <text:p text:style-name="P4"/>
      <text:p text:style-name="P4">(plus tard)</text:p>
      <text:p text:style-name="P4"/>
      <text:p text:style-name="P4">*C'est bientôt la fin.</text:p>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En colère) J'ai tué ma femme pour vous !</text:p>
      <text:p text:style-name="P4"/>
      <text:p text:style-name="P4">(Je n'ai toujours pas compris. Sauf s'il s'agit de ma mise hors-conscience dans ma première vie.)</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à propos de ma récompense)</text:p>
      <text:p text:style-name="P4"/>
      <text:p text:style-name="P4">(à mots perdu) :</text:p>
      <text:p text:style-name="P4">Ou souhaite tu aller ? / Quel sera ton royaume ?</text:p>
      <text:p text:style-name="P4"/>
      <text:p text:style-name="P4">(heureux et enthousiaste)</text:p>
      <text:p text:style-name="P4"/>
      <text:p text:style-name="P4">- La Terre !</text:p>
      <text:p text:style-name="P4"/>
      <text:p text:style-name="P4">*(triste) Il y aura toujours le diable là-bas.</text:p>
      <text:p text:style-name="P4"/>
      <text:p text:style-name="P4">(excédé)</text:p>
      <text:p text:style-name="P4">- Alors ce sera moi !</text:p>
      <text:p text:style-name="P4">(Sous-entendu ; ce sera moi le diable.)</text:p>
      <text:p text:style-name="P4"/>
      <text:p text:style-name="P4"><text:soft-page-break/></text:p>
      <text:p text:style-name="P4"/>
      <text:p text:style-name="P4"/>
      <text:p text:style-name="P4"/>
      <text:p text:style-name="P4"/>
      <text:p text:style-name="P4"/>
      <text:p text:style-name="P4">(à propos des femmes et à la question de savoir si leur punition est bien juste «  Elle accouchera dans la douleur » etc.)</text:p>
      <text:p text:style-name="P4"/>
      <text:p text:style-name="P4">- Mais je n'en sais rien, je ne suis pas une femme moi !</text:p>
      <text:p text:style-name="P4"/>
      <text:p text:style-name="P4">*(Surprise)</text:p>
      <text:p text:style-name="P4"/>
      <text:p text:style-name="P4">(Récemment et à ce sujet)</text:p>
      <text:p text:style-name="P4">*Vous serez toujours une femme pour moi.</text:p>
      <text:p text:style-name="P4"/>
      <text:p text:style-name="P4"/>
      <text:p text:style-name="P4"/>
      <text:p text:style-name="P4"><text:soft-page-break/></text:p>
      <text:p text:style-name="P4"/>
      <text:p text:style-name="P4"/>
      <text:p text:style-name="P4"/>
      <text:p text:style-name="P4"/>
      <text:p text:style-name="P4"/>
      <text:p text:style-name="P4">(à ce sujet)</text:p>
      <text:p text:style-name="P4"/>
      <text:p text:style-name="P4">(lors de l'exposition de ma réponse à comment créer la Femme.)</text:p>
      <text:p text:style-name="P4"/>
      <text:p text:style-name="P4">*C'est impossible.</text:p>
      <text:p text:style-name="P4"/>
      <text:p text:style-name="P4">(réponse visuelle) : « un utérus »</text:p>
      <text:p text:style-name="P4"/>
      <text:p text:style-name="P4">*(Rictus mauvais) Très bien.</text:p>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En colère suite aux discussions à 3 avec sa Femme.)</text:p>
      <text:p text:style-name="P4"/>
      <text:p text:style-name="P4">*Êtes-vous Musulman ?</text:p>
      <text:p text:style-name="P4"/>
      <text:p text:style-name="P4">(à genou, bras écartés, paumes vers le ciel, tête baissée et nuque offerte.)</text:p>
      <text:p text:style-name="P4"/>
      <text:p text:style-name="P4">(à mots perdus)</text:p>
      <text:p text:style-name="P4">- Tue moi maintenant si je ne suis pas soumis à Dieu.</text:p>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Avec Mère, au sujet de comment sauver l'humanité.)</text:p>
      <text:p text:style-name="P4"/>
      <text:p text:style-name="P4">- Il faudra que ce soit exactement le même monde que celui qu'Il leur à donné.</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Avec Mère)</text:p>
      <text:p text:style-name="P4">(à mots plus ou moins perdus ; par la voix de ses filles)</text:p>
      <text:p text:style-name="P4">*Ce n'est qu'un humain.</text:p>
      <text:p text:style-name="P4">(ceci au sujet de moi-même en tant qu'incarné)</text:p>
      <text:p text:style-name="P4">*C'est la vie, cela ne sera que temporaire.</text:p>
      <text:p text:style-name="P4"/>
      <text:p text:style-name="P4">- (en pleurs, recroquevillé et dans la solitude) Ah mais ça on à jamais dit !</text:p>
      <text:p text:style-name="P4">On à jamais dit qu'Il n'était pas humain !</text:p>
      <text:p text:style-name="P4"/>
      <text:p text:style-name="P4">NB. que l'humain est extrêmement attaché à la défense de son <text:soft-page-break/>individualité.</text:p>
      <text:p text:style-name="P4"/>
      <text:p text:style-name="P4"/>
      <text:p text:style-name="P4"/>
      <text:p text:style-name="P4"/>
      <text:p text:style-name="P4"/>
      <text:p text:style-name="P4">(De la part de Mère)</text:p>
      <text:p text:style-name="P4">*Ils nous voient comme des êtres sexués.</text:p>
      <text:p text:style-name="P4"/>
      <text:p text:style-name="P4">- Mais ça c'est pas Vous !</text:p>
      <text:p text:style-name="P4">C'est nous !</text:p>
      <text:p text:style-name="P4">(càd les humains)</text:p>
      <text:p text:style-name="P4"/>
      <text:p text:style-name="P4">Remarque : Apparemment Mère m'entendait comme unis en elle et non-humain. Alors que je peut vous dire que j'étais bel et bien dans et de ce monde à ce moment là.</text:p>
      <text:p text:style-name="P4"/>
      <text:p text:style-name="P4"/>
      <text:p text:style-name="P4"/>
      <text:p text:style-name="P4"><text:soft-page-break/></text:p>
      <text:p text:style-name="P4"/>
      <text:p text:style-name="P4"/>
      <text:p text:style-name="P4"/>
      <text:p text:style-name="P4"/>
      <text:p text:style-name="P4"/>
      <text:p text:style-name="P4">(Ayant reçu ma mission)</text:p>
      <text:p text:style-name="P4">- Mais c'est impossible, je ne pourrais en sauver aucun. Ici tout le monde mange de la viande.</text:p>
      <text:p text:style-name="P4"/>
      <text:p text:style-name="P4">( à savoir , c'est ça qui fait l'humain. J'ai du manœuvrer pour que ce soit encore le cas dans cette itération.)</text:p>
      <text:p text:style-name="P4"/>
      <text:p text:style-name="P4">Note : Ne rejetez pas ce que vous êtes mais respectez la vie.</text:p>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Hors du temps)</text:p>
      <text:p text:style-name="P4">*à mots perdus* :</text:p>
      <text:p text:style-name="P4">Tu te contredira toi-même, // C'est toi-même qui te fera échouer.</text:p>
      <text:p text:style-name="P4"/>
      <text:p text:style-name="P4">- Jamais ! C'est impossible ! Jamais je ne ferais çà !</text:p>
      <text:p text:style-name="P4"/>
      <text:p text:style-name="P4">Note : Je fais moins le malin maintenant. J'aurais mieux fait d'écouter.</text:p>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Récemment)</text:p>
      <text:p text:style-name="P4">*Vous ne vous rendez pas compte de tout ce qui vous à été donné.</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Question de mes enfants)</text:p>
      <text:p text:style-name="P4">(à mots perdus) :</text:p>
      <text:p text:style-name="P4">- Comment reviendra tu du néant ? </text:p>
      <text:p text:style-name="P4"/>
      <text:p text:style-name="P4">La réponse fut de créer dans l'espace une structure de corps célestes reproduisant mon interface cérébrale.</text:p>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Récemment)</text:p>
      <text:p text:style-name="P4"/>
      <text:p text:style-name="P4">*Thread lightly with the angry one.</text:p>
      <text:p text:style-name="P4"/>
      <text:p text:style-name="P4"/>
      <text:p text:style-name="P4"/>
      <text:p text:style-name="P4"/>
      <text:p text:style-name="P4">Note : Je tiens à souligner que si l’ange déchu est en colère ce n’est non pas que sa nature propre soit maléfique mais bien qu’il a connaissance de ce que l’homme va lui demander et qu’il n’est pas content du tout à l’idée de devoir le servir et s’exécuter.</text:p>
      <text:p text:style-name="P4"/>
      <text:p text:style-name="P4"><text:soft-page-break/></text:p>
      <text:p text:style-name="P4"/>
      <text:p text:style-name="P4">Le mot de la fin :</text:p>
      <text:p text:style-name="P4"/>
      <text:p text:style-name="P4">Il est un cercle amusant dans vos écrits c'est que si l'on suit le Christ et nous sommes bien tous et toutes enfants de Dieu alors l'idée selon le satanisme que l'humanité est Dieu ne me paraît pas sensiblement différente.</text:p>
      <text:p text:style-name="P4"/>
      <text:p text:style-name="P4">Ceci pour vous aider à comprendre, le divin est toutes choses, y compris ces choses que vous faites mine de ne pouvoir tolérer alors qu'elles sont constituantes de votre être.</text:p>
      <text:p text:style-name="P4"/>
      <text:p text:style-name="P4">Je rappelle le proverbe indien des deux loup.</text:p>
      <text:p text:style-name="P4">Ainsi que mon phrasé personnel :</text:p>
      <text:p text:style-name="P4">" Dieu est schizophrène et nous sommes ses personnalités multiples".</text:p>
      <text:p text:style-name="P4"><text:soft-page-break/></text:p>
      <text:p text:style-name="P4"/>
      <text:p text:style-name="P4">Votre Dieu j'entends, cet être étrange premier de son genre qui vous fut instauré en lieu et place de celui que vous avez rejeté.</text:p>
      <text:p text:style-name="P4"/>
      <text:p text:style-name="P4">Et j'entends par là la sortie de l'unicité nécessaire pour donner lieu à votre réalité.</text:p>
      <text:p text:style-name="P4"/>
      <text:p text:style-name="P4">Dans l'espoir que mon message passe.</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ent Franssen</meta:initial-creator>
    <meta:creation-date>2020-10-17T12:21:05.85</meta:creation-date>
    <dc:date>2022-10-07T23:45:48.19</dc:date>
    <dc:creator>Laurent Franssen</dc:creator>
    <meta:editing-duration>P1DT2H35M49S</meta:editing-duration>
    <meta:editing-cycles>119</meta:editing-cycles>
    <meta:generator>OpenOffice/4.1.11$Win32 OpenOffice.org_project/4111m1$Build-9808</meta:generator>
    <meta:printed-by>Laurent Franssen</meta:printed-by>
    <meta:print-date>2022-10-03T23:52:40.77</meta:print-date>
    <meta:document-statistic meta:table-count="0" meta:image-count="0" meta:object-count="0" meta:page-count="25" meta:paragraph-count="99" meta:word-count="943" meta:character-count="4945"/>
  </office:meta>
</office:document-meta>
</file>